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9pt" fo:language="ru" fo:country="RU" officeooo:paragraph-rsid="00262841" style:font-size-asian="9pt" style:font-size-complex="9pt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9pt" fo:language="ru" fo:country="RU" officeooo:paragraph-rsid="0027cc91" style:font-size-asian="9pt" style:font-size-complex="9pt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Calibri" fo:font-size="9pt" fo:font-weight="normal" officeooo:rsid="002f982a" officeooo:paragraph-rsid="002f982a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font-name="Calibri" fo:font-size="10pt" fo:language="ru" fo:country="RU" officeooo:paragraph-rsid="00262841" style:font-size-asian="10pt" style:font-size-complex="10pt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font-size="9pt" officeooo:paragraph-rsid="0027cc91" style:font-size-asian="9pt" style:font-size-complex="9pt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font-size="9pt" officeooo:paragraph-rsid="002f982a" style:font-size-asian="9pt" style:font-size-complex="9pt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font-size="9pt" officeooo:paragraph-rsid="0041dad8" style:font-size-asian="9pt" style:font-size-complex="9pt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font-size="9pt" officeooo:paragraph-rsid="003a4b71" style:font-size-asian="9pt" style:font-size-complex="9pt"/>
    </style:style>
    <style:style style:name="T1" style:family="text">
      <style:text-properties style:font-name="Calibri"/>
    </style:style>
    <style:style style:name="T2" style:family="text">
      <style:text-properties style:font-name="Calibri" fo:language="en" fo:country="US"/>
    </style:style>
    <style:style style:name="T3" style:family="text">
      <style:text-properties style:font-name="Calibri" fo:language="en" fo:country="US" officeooo:rsid="00250b76"/>
    </style:style>
    <style:style style:name="T4" style:family="text">
      <style:text-properties style:font-name="Calibri" fo:language="en" fo:country="US" officeooo:rsid="0025d028"/>
    </style:style>
    <style:style style:name="T5" style:family="text">
      <style:text-properties style:font-name="Calibri" fo:language="en" fo:country="US" fo:font-weight="bold" style:font-weight-asian="bold" style:font-weight-complex="bold"/>
    </style:style>
    <style:style style:name="T6" style:family="text">
      <style:text-properties style:font-name="Calibri" fo:language="en" fo:country="US" fo:font-weight="bold" officeooo:rsid="0020d5fb" style:font-weight-asian="bold" style:font-weight-complex="bold"/>
    </style:style>
    <style:style style:name="T7" style:family="text">
      <style:text-properties style:font-name="Calibri" fo:language="en" fo:country="US" fo:font-weight="bold" officeooo:rsid="0047cd91" style:font-weight-asian="bold" style:font-weight-complex="bold"/>
    </style:style>
    <style:style style:name="T8" style:family="text">
      <style:text-properties style:font-name="Calibri" fo:language="en" fo:country="US" officeooo:rsid="0021cb06"/>
    </style:style>
    <style:style style:name="T9" style:family="text">
      <style:text-properties style:font-name="Calibri" fo:language="en" fo:country="US" officeooo:rsid="001d2854"/>
    </style:style>
    <style:style style:name="T10" style:family="text">
      <style:text-properties style:font-name="Calibri" fo:language="en" fo:country="US" officeooo:rsid="0020d5fb"/>
    </style:style>
    <style:style style:name="T11" style:family="text">
      <style:text-properties style:font-name="Calibri" fo:language="en" fo:country="US" officeooo:rsid="00262841"/>
    </style:style>
    <style:style style:name="T12" style:family="text">
      <style:text-properties style:font-name="Calibri" fo:language="en" fo:country="US" officeooo:rsid="00304eda"/>
    </style:style>
    <style:style style:name="T13" style:family="text">
      <style:text-properties style:font-name="Calibri" fo:language="en" fo:country="US" fo:font-weight="normal" style:font-weight-asian="normal" style:font-weight-complex="normal"/>
    </style:style>
    <style:style style:name="T14" style:family="text">
      <style:text-properties style:font-name="Calibri" fo:language="en" fo:country="US" fo:font-weight="normal" officeooo:rsid="0020d5fb" style:font-weight-asian="normal" style:font-weight-complex="normal"/>
    </style:style>
    <style:style style:name="T15" style:family="text">
      <style:text-properties style:font-name="Calibri" fo:language="en" fo:country="US" fo:font-weight="normal" officeooo:rsid="003bfbd6" style:font-weight-asian="normal" style:font-weight-complex="normal"/>
    </style:style>
    <style:style style:name="T16" style:family="text">
      <style:text-properties style:font-name="Calibri" fo:language="en" fo:country="US" fo:font-weight="normal" officeooo:rsid="001d2854" style:font-weight-asian="normal" style:font-weight-complex="normal"/>
    </style:style>
    <style:style style:name="T17" style:family="text">
      <style:text-properties style:font-name="Calibri" fo:language="en" fo:country="US" fo:font-weight="normal" officeooo:rsid="0047cd91" style:font-weight-asian="normal" style:font-weight-complex="normal"/>
    </style:style>
    <style:style style:name="T18" style:family="text">
      <style:text-properties style:font-name="Calibri" fo:language="ru" fo:country="RU"/>
    </style:style>
    <style:style style:name="T19" style:family="text">
      <style:text-properties style:font-name="Calibri" fo:language="ru" fo:country="RU" fo:font-weight="bold" style:font-weight-asian="bold" style:font-weight-complex="bold"/>
    </style:style>
    <style:style style:name="T20" style:family="text">
      <style:text-properties style:font-name="Calibri" fo:language="ru" fo:country="RU" fo:font-weight="bold" officeooo:rsid="00250b76" style:font-weight-asian="bold" style:font-weight-complex="bold"/>
    </style:style>
    <style:style style:name="T21" style:family="text">
      <style:text-properties style:font-name="Calibri" fo:language="ru" fo:country="RU" fo:font-weight="bold" officeooo:rsid="0020d5fb" style:font-weight-asian="bold" style:font-weight-complex="bold"/>
    </style:style>
    <style:style style:name="T22" style:family="text">
      <style:text-properties style:font-name="Calibri" fo:language="ru" fo:country="RU" fo:font-weight="bold" officeooo:rsid="00341de7" style:font-weight-asian="bold" style:font-weight-complex="bold"/>
    </style:style>
    <style:style style:name="T23" style:family="text">
      <style:text-properties style:font-name="Calibri" fo:language="ru" fo:country="RU" fo:font-weight="bold" officeooo:rsid="001cea35" style:font-weight-asian="bold" style:font-weight-complex="bold"/>
    </style:style>
    <style:style style:name="T24" style:family="text">
      <style:text-properties style:font-name="Calibri" fo:language="ru" fo:country="RU" fo:font-weight="bold" officeooo:rsid="0025d028" style:font-weight-asian="bold" style:font-weight-complex="bold"/>
    </style:style>
    <style:style style:name="T25" style:family="text">
      <style:text-properties style:font-name="Calibri" fo:language="ru" fo:country="RU" officeooo:rsid="00250b76"/>
    </style:style>
    <style:style style:name="T26" style:family="text">
      <style:text-properties style:font-name="Calibri" fo:language="ru" fo:country="RU" officeooo:rsid="0021cb06"/>
    </style:style>
    <style:style style:name="T27" style:family="text">
      <style:text-properties style:font-name="Calibri" fo:language="ru" fo:country="RU" officeooo:rsid="001cea35"/>
    </style:style>
    <style:style style:name="T28" style:family="text">
      <style:text-properties style:font-name="Calibri" fo:language="ru" fo:country="RU" officeooo:rsid="0020d5fb"/>
    </style:style>
    <style:style style:name="T29" style:family="text">
      <style:text-properties style:font-name="Calibri" fo:language="ru" fo:country="RU" officeooo:rsid="001d2854"/>
    </style:style>
    <style:style style:name="T30" style:family="text">
      <style:text-properties style:font-name="Calibri" fo:language="ru" fo:country="RU" officeooo:rsid="001f7cb4"/>
    </style:style>
    <style:style style:name="T31" style:family="text">
      <style:text-properties style:font-name="Calibri" fo:language="ru" fo:country="RU" officeooo:rsid="001ebedb"/>
    </style:style>
    <style:style style:name="T32" style:family="text">
      <style:text-properties style:font-name="Calibri" fo:language="ru" fo:country="RU" officeooo:rsid="00262841"/>
    </style:style>
    <style:style style:name="T33" style:family="text">
      <style:text-properties style:font-name="Calibri" fo:language="ru" fo:country="RU" officeooo:rsid="0025d028"/>
    </style:style>
    <style:style style:name="T34" style:family="text">
      <style:text-properties style:font-name="Calibri" fo:language="ru" fo:country="RU" officeooo:rsid="0027cc91"/>
    </style:style>
    <style:style style:name="T35" style:family="text">
      <style:text-properties style:font-name="Calibri" fo:language="ru" fo:country="RU" officeooo:rsid="00341de7"/>
    </style:style>
    <style:style style:name="T36" style:family="text">
      <style:text-properties style:font-name="Calibri" fo:language="ru" fo:country="RU" fo:font-weight="normal" style:font-weight-asian="normal" style:font-weight-complex="normal"/>
    </style:style>
    <style:style style:name="T37" style:family="text">
      <style:text-properties style:font-name="Calibri" fo:language="ru" fo:country="RU" fo:font-weight="normal" officeooo:rsid="0020d5fb" style:font-weight-asian="normal" style:font-weight-complex="normal"/>
    </style:style>
    <style:style style:name="T38" style:family="text">
      <style:text-properties style:font-name="Calibri" fo:language="ru" fo:country="RU" officeooo:rsid="003604c9"/>
    </style:style>
    <style:style style:name="T39" style:family="text">
      <style:text-properties style:font-name="Calibri" fo:language="ru" fo:country="RU" officeooo:rsid="004523e7"/>
    </style:style>
    <style:style style:name="T40" style:family="text">
      <style:text-properties style:font-name="Calibri" fo:font-weight="bold" style:font-weight-asian="bold" style:font-weight-complex="bold"/>
    </style:style>
    <style:style style:name="T41" style:family="text">
      <style:text-properties style:font-name="Calibri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езюме</text:p>
      <text:p text:style-name="P6"><text:span text:style-name="T40">О себе:</text:span><text:span text:style-name="T41"> </text:span><text:span text:style-name="T1">Габуния Давид Константинович, Инженер-программист, 31 год, г. Иркутск. Я специалист в области информационных технологий. У меня более 5 лет опыта в администрировании серверов различных ОС и в разработки скриптов, ПО и БД. В текущем месте работы внедряю специализированные программные обеспечения, ввожу в эксплуатацию технику - принтеры, сканеры, компьютеры и администрирую сервера и виртуальные машины на windows. Для саморазвития я в свободное время читаю и перевожу техническую документацию на английском языке, программирую на Python и C++, администрирую свой веб-сервер и разрабатываю сайт-портфолио. Имеются свои проекты в github https://github.com/dato38it/. Мне интересно работать в команде, активно развиваться в программировании и изучать новые технологии.</text:span><text:span text:style-name="T3"> <text:line-break/></text:span><text:span text:style-name="T20">Навыки: </text:span><text:span text:style-name="T25">Виртуализация, </text:span><text:span text:style-name="T3">Linux, Html, Css</text:span><text:span text:style-name="T25">, </text:span><text:span text:style-name="T3">Sql, Clouds</text:span><text:span text:style-name="T4">, Windows, C++, Bash, Python, English, Docker</text:span><text:span text:style-name="T3">. <text:line-break/></text:span><text:span text:style-name="T40">Обратная связь: </text:span><text:span text:style-name="T2">dato38it@yandex.ru, </text:span><text:span text:style-name="T12">телеграм - </text:span><text:span text:style-name="T2">@dato38it. <text:line-break/></text:span><text:span text:style-name="T19">Услуги:</text:span><text:line-break/>- <text:span text:style-name="T18">Верстка Веб-страниц по макету.<text:line-break/>- Администрирование виртуальных и локальных серверов, Веб-серверов Lamp и Django, Баз данных, Облачных сервисов.<text:line-break/>- Написание Sql запросов в базе данных и скриптов для администрирования серверов и автоматизации рутиной работы.<text:line-break/>- Перенос данных с сервера или с базы данных.<text:line-break/>- Разработка Веб-сайта, Баз данных, Telegram бота</text:span><text:span text:style-name="T39">, </text:span><text:span text:style-name="T18">Менеджер паролей.<text:line-break/>- Обработка и сортировка данных на Python, C++ и Sql-запросах.<text:line-break/>- Анализ сетевых технологий.<text:line-break/>- Импортозамещение на отечественные ОС и ПО.&lt;/li&gt;--&gt;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Опыт работы</text:p>
      <text:p text:style-name="P7"><text:span text:style-name="T22">Июнь</text:span><text:span text:style-name="T19"> </text:span><text:span text:style-name="T23">202</text:span><text:span text:style-name="T22">4</text:span><text:span text:style-name="T19"> - </text:span><text:span text:style-name="T22">По настоящее время,</text:span><text:span text:style-name="T18"> </text:span><text:span text:style-name="T35">Tele2,</text:span><text:span text:style-name="T18"> Иркутск, </text:span><text:span text:style-name="T35">Инженер эксплуатации подсистемы базовых станций.</text:span><text:span text:style-name="T18"><text:line-break/></text:span><text:span text:style-name="T5">Обязанности.</text:span><text:span text:style-name="T2"> Обеспечивать эксплуатацию оборудования контроллеров и базовых станций стандартов 2G/3G/4G. Обеспечивать локальную поддержку работ по аварийному восстановлению работоспособности оборудования контроллеров. Поддерживать ввод в работу новых узлов контроллеров базовых станций. Предоставлять техническую поддержку региональным инженерам по эксплуатации базовых станций и транспортной сети, инженерам по эксплуатации коммутаторов по вопросам работы подсистемы базовых станций. Устранять аварийные ситуации оборудования контроллеров и базовых станций.<text:line-break/></text:span><text:span text:style-name="T23">Ноябрь</text:span><text:span text:style-name="T19"> </text:span><text:span text:style-name="T23">2022</text:span><text:span text:style-name="T19"> - </text:span><text:span text:style-name="T22">Май 2024,</text:span><text:span text:style-name="T19"> </text:span><text:span text:style-name="T37">Информационно-аналитический центр поддержки ГАС правосудие</text:span><text:span text:style-name="T18">, Иркутск, </text:span><text:span text:style-name="T28">Инженер / Системный администратор</text:span><text:span text:style-name="T18">.<text:line-break/></text:span><text:span text:style-name="T19">Навыки: </text:span><text:span text:style-name="T18">Виртуализация, </text:span><text:span text:style-name="T30">Windows, Sq</text:span><text:span text:style-name="T26">l</text:span><text:span text:style-name="T2">.</text:span><text:span text:style-name="T18"><text:line-break/></text:span><text:span text:style-name="T5">Обязанности.</text:span><text:span text:style-name="T2"> </text:span><text:span text:style-name="T8">Р</text:span><text:span text:style-name="T29">азрабатывать решения, которые упростят эксплуатацию и автоматизируют рутину, </text:span><text:span text:style-name="T26">П</text:span><text:span text:style-name="T29">оддержка функционирования серверов и сервисов СУБД, </text:span><text:span text:style-name="T26">Т</text:span><text:span text:style-name="T29">ехническая поддержка пользователей, </text:span><text:span text:style-name="T26">У</text:span><text:span text:style-name="T29">становка, обновление и контроль состояния программного обеспечения на объектах автоматизации, введение эксплуатационной документации</text:span><text:span text:style-name="T2">.<text:line-break/></text:span><text:span text:style-name="T21">Март</text:span><text:span text:style-name="T19"> </text:span><text:span text:style-name="T23">2018</text:span><text:span text:style-name="T19"> - </text:span><text:span text:style-name="T23">Ноябрь</text:span><text:span text:style-name="T19"> 202</text:span><text:span text:style-name="T23">2,</text:span><text:span text:style-name="T18"> Всероссийский государственный университет юстиции</text:span><text:span text:style-name="T27">,</text:span><text:span text:style-name="T18"> Иркутск, </text:span><text:span text:style-name="T27">Технический специалист</text:span><text:span text:style-name="T18">.<text:line-break/></text:span><text:span text:style-name="T19">Навыки:</text:span><text:span text:style-name="T18"> </text:span><text:span text:style-name="T28">Виртуализация, </text:span><text:span text:style-name="T31">Windows, Linux</text:span><text:span text:style-name="T32">, </text:span><text:span text:style-name="T30">Html, Python</text:span><text:span text:style-name="T31">, Bash</text:span><text:span text:style-name="T32">,</text:span><text:span text:style-name="T31"> </text:span><text:span text:style-name="T30">Sql.</text:span><text:span text:style-name="T2"> </text:span><text:span text:style-name="T18"><text:line-break/></text:span><text:span text:style-name="T5">Обязанности. </text:span><text:span text:style-name="T16">Р</text:span><text:span text:style-name="T13">абота с сайтами.</text:span><text:span text:style-name="T5"> </text:span><text:span text:style-name="T9">По</text:span><text:span text:style-name="T2">ддержка функционирования серверов и сервисов СУБД. </text:span><text:span text:style-name="T9">Т</text:span><text:span text:style-name="T2">ехническая поддержка пользователей.<text:line-break/></text:span><text:span text:style-name="T6">Достижения.</text:span><text:span text:style-name="T10"> Разработал базу данных "Инвентаризация компьютерной техники в здании", через которую выполнял Sql-запросы для оперативного предоставления отчетности бухгалтерии. Разработал "Скрипты", которые упрощают эксплуатацию и автоматизируют работу в компьютерном классе и аудиториях. В рамках "Импортозамещения с Windows на Linux" настроил виртуальный сервер с Linux системой и развернул в нем раздачу по сети установщика образа на компьютеры, на что сэкономило время на установку Linux в компьютерных классах. С целью упрощения корректировки тегов на сайте организации по запросам от руководства разработал программу "Обработка и сортировка кода на сайте".</text:span></text:p>
      <text:p text:style-name="P2">Образование</text:p>
      <text:p text:style-name="P8"><text:span text:style-name="T19">Ноябрь 2022 - Май 2023,</text:span><text:span text:style-name="T18"> Сбер Университет, Иркутск, Инженер с большими данными - Дополнительное образование. <text:line-break/></text:span><text:span text:style-name="T19">Навыки:</text:span><text:span text:style-name="T18"> Виртуализация</text:span><text:span text:style-name="T2">, Linux, Sql, Python, English</text:span><text:span text:style-name="T18">, </text:span><text:span text:style-name="T2">Clouds,</text:span><text:span text:style-name="T18"> Bash</text:span><text:span text:style-name="T2">.</text:span><text:span text:style-name="T18"> <text:line-break/></text:span><text:span text:style-name="T6">Достижения. </text:span><text:span text:style-name="T14">Защитил дипломный проект по теме "Банковское хранилище данных с функцией обнаружения мошенничества". В программе "Телеграм Бот Переводчик" ра</text:span><text:span text:style-name="T17">зра</text:span><text:span text:style-name="T14">ботал базу данных "Словарь" и доработал скрипты для работы Бота с базой по запросу пользователя</text:span><text:span text:style-name="T18">. </text:span><text:line-break/><text:span text:style-name="T19">Июль 2022 - Ноябрь 2022,</text:span><text:span text:style-name="T18"> </text:span><text:span text:style-name="T2">Yandex Практикум,</text:span><text:span text:style-name="T18"> Иркутск, Инженер облачных сервисов -Дополнительное образование. <text:line-break/></text:span><text:span text:style-name="T19">Навыки:</text:span><text:span text:style-name="T18"> </text:span><text:span text:style-name="T2">Html, </text:span><text:span text:style-name="T18">Виртуализация, </text:span><text:span text:style-name="T2">Linux, Sql, Bash, Clouds, Docker</text:span><text:span text:style-name="T11">, Python</text:span><text:span text:style-name="T2">.<text:line-break/></text:span><text:span text:style-name="T6">Достижения. </text:span><text:span text:style-name="T7">Р</text:span><text:span text:style-name="T14">еализовал "Права на управление сервисным аккаунтом", организовал "Защищённый канал настроив IPSec VPN-туннель между двумя VPN-шлюзами в ВМ" и реализовал для домена "Автоматический выпуск сертификата". </text:span><text:span text:style-name="T17">Р</text:span><text:span text:style-name="T14">азработал дополнительный Веб-сайт "Портфолио" с возможностью добавления контента на сайте через Админ-панель. Разработал программу "Преобразование обычного текста в </text:span><text:span text:style-name="T15">H</text:span><text:span text:style-name="T14">tml-код".</text:span><text:span text:style-name="T18"> </text:span><text:line-break/><text:span text:style-name="T19">Ноябрь 2019 - Май 2021</text:span><text:span text:style-name="T18">, </text:span><text:span text:style-name="T2">Easy School,</text:span><text:span text:style-name="T18"> Иркутск, English Level Elementary A</text:span><text:span text:style-name="T2"> -</text:span><text:span text:style-name="T18"> Дополнительное образование. <text:line-break/></text:span><text:span text:style-name="T19">Навыки:</text:span><text:span text:style-name="T18"> </text:span><text:span text:style-name="T2">Python, English</text:span><text:span text:style-name="T18">, </text:span><text:span text:style-name="T2">Clouds.<text:line-break/></text:span><text:span text:style-name="T6">Достижения.</text:span><text:span text:style-name="T10"> Защитил сертификат по английскому языку на уровне Elementary A2. Перевёл зарубежные статьи по It-сфере с английского языка на русский. Разработал программу "Телеграм Бот Переводчик"</text:span><text:span text:style-name="T18">. </text:span><text:line-break/><text:soft-page-break/><text:span text:style-name="T19">Сентябрь 2011 - Май 201</text:span><text:span text:style-name="T24">8,</text:span><text:span text:style-name="T19"> </text:span><text:span text:style-name="T36">Иркутский государственный университет, </text:span><text:span text:style-name="T18">Иркутск, Информационные технологии и телекоммуникационные системы - Бакалавр / Электроника и наноэле</text:span><text:span text:style-name="T38">к</text:span><text:span text:style-name="T18">троника - Магистр / </text:span><text:span text:style-name="T34">Информационная безопасность - Дополнительное образование</text:span><text:span text:style-name="T18">.<text:line-break/></text:span><text:span text:style-name="T21">Навыки: </text:span><text:span text:style-name="T28"><text:s/>Виртуализация, </text:span><text:span text:style-name="T10">Linux, Html, Css</text:span><text:span text:style-name="T28">, </text:span><text:span text:style-name="T10">Sql, Clouds</text:span><text:span text:style-name="T28">, </text:span><text:span text:style-name="T10">Windows</text:span><text:span text:style-name="T4">, C++</text:span><text:span text:style-name="T33">, </text:span><text:span text:style-name="T4">Bash</text:span><text:span text:style-name="T10">. <text:line-break/></text:span><text:span text:style-name="T6">Достижения. </text:span><text:span text:style-name="T14">Разработал Веб-сайт с базой данных "Портфолио" для размещения своих достижений.</text:span><text:span text:style-name="T18"> Защитил выпускные квалификационные работы по темам "Использование Dhcp-протокола через маршрутизатор и через сервер", "Локальная сеть" и "Wifi беспроводная передача данных". Для защиты магистерской диссертации разработал программу "Обработка и сортировка данных полученные с приемника". Защитил магистерскую диссертацию по теме "Использование данных одночастотных приемников Спутниковых Радионавигационных Систем для коррекции модели ионосферы". Защитил выпускную квалификационную работу по "Утилита для сканирования безопасности сети Nmap"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2T19:29:09.756058786</dc:date>
    <meta:editing-duration>PT57M11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3" meta:paragraph-count="6" meta:word-count="716" meta:character-count="5866" meta:non-whitespace-character-count="5144"/>
  </office:meta>
</office:document-meta>
</file>